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6300000022D9973DA85D7500D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 fo:break-before="auto" fo:break-after="auto"/>
    </style:style>
    <style:style style:name="P4" style:family="paragraph" style:parent-style-name="Standard">
      <style:paragraph-properties fo:text-align="end" style:justify-single-word="false" fo:break-before="auto" fo:break-aft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7643572" text:style-name="WWNum1">
        <text:list-item>
          <text:p text:style-name="P3"><text:span text:style-name="T1">For the given JSON iterate over all for loops (for, for in, for of, forEach)</text:span></text:p>
        </text:list-item>
        <text:list-item>
          <text:p text:style-name="P1"><text:span text:style-name="T1">Create your own resume data in JSON format</text:span></text:p>
        </text:list-item>
        <text:list-item>
          <text:p text:style-name="P1"><text:span text:style-name="T1">Read about the difference between window, screen and document in javascript</text:span></text:p>
        </text:list-item>
        <text:list-item>
          <text:p text:style-name="P2"><text:span text:style-name="T1">Codekata practi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1.0311in" svg:height="0.3543in" draw:z-index="0"><draw:image xlink:href="Pictures/100002010000006300000022D9973DA85D7500D0.png" xlink:type="simple" xlink:show="embed" xlink:actuate="onLoad" loext:mime-type="image/png"/></draw:frame><text:span text:style-name="MT1"><text:line-break/> <text:s text:c="8"/>Guvi Geeks Network Pvt Ltd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5" meta:word-count="45" meta:character-count="255" meta:non-whitespace-character-count="209"/>
    <meta:generator>LibreOfficeDev/6.0.5.2$Linux_X86_64 LibreOffice_project/</meta:generator>
  </office:meta>
</office:document-meta>
</file>